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3" style:family="table">
      <style:table-properties style:width="17cm" table:align="margins"/>
    </style:style>
    <style:style style:name="Tabell3.A" style:family="table-column">
      <style:table-column-properties style:column-width="3.069cm" style:rel-column-width="11831*"/>
    </style:style>
    <style:style style:name="Tabell3.B" style:family="table-column">
      <style:table-column-properties style:column-width="3.06cm" style:rel-column-width="11797*"/>
    </style:style>
    <style:style style:name="Tabell3.C" style:family="table-column">
      <style:table-column-properties style:column-width="10.871cm" style:rel-column-width="41907*"/>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4" style:family="table">
      <style:table-properties style:width="17cm" table:align="margins"/>
    </style:style>
    <style:style style:name="Tabell4.A" style:family="table-column">
      <style:table-column-properties style:column-width="3.069cm" style:rel-column-width="11831*"/>
    </style:style>
    <style:style style:name="Tabell4.B" style:family="table-column">
      <style:table-column-properties style:column-width="3.06cm" style:rel-column-width="11797*"/>
    </style:style>
    <style:style style:name="Tabell4.C" style:family="table-column">
      <style:table-column-properties style:column-width="10.871cm" style:rel-column-width="41907*"/>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4" style:family="table-row">
      <style:table-row-properties style:min-row-height="0.728cm"/>
    </style:style>
    <style:style style:name="Tabell4.8" style:family="table-row">
      <style:table-row-properties style:min-row-height="0.813cm"/>
    </style:style>
    <style:style style:name="P1" style:family="paragraph" style:parent-style-name="Text_20_body">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ext_20_body" style:list-style-name="L1"/>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1304773220984075060" text:style-name="L1">
        <text:list-item>
          <text:p text:style-name="P5">Applikationen ska kunna ta emot tre flyttal av typen <text:span text:style-name="T1">double</text:span>. </text:p>
        </text:list-item>
        <text:list-item>
          <text:p text:style-name="P5">Alla talen måste vara större än noll, då ingen sida på en triangel kan vara 0 eller ett negativt tal.</text:p>
        </text:list-item>
        <text:list-item>
          <text:p text:style-name="P5">Inga standardvärden finns och därför måste tre flyttal tas emot, varken mer eller mindre.</text:p>
        </text:list-item>
        <text:list-item>
          <text:p text:style-name="P5">Om något annat än siffror skickas med så ska ett undantag kastas.</text:p>
        </text:list-item>
      </text:list>
      <text:p text:style-name="P2"/>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C2" office:value-type="string">
            <text:p text:style-name="Table_20_Contents">Triangeln har inga lika sidor </text:p>
          </table:table-cell>
        </table:table-row>
        <text:soft-page-break/>
        <table:table-row table:style-name="Tabell1.11">
          <table:table-cell table:style-name="Tabell1.B2" office:value-type="string">
            <text:p text:style-name="P3">16</text:p>
          </table:table-cell>
          <table:table-cell table:style-name="Tabell1.B2" office:value-type="string">
            <text:p text:style-name="P3">1,1 <text:s/>1,5 1,9</text:p>
          </table:table-cell>
          <table:table-cell table:style-name="Tabell1.C2" office:value-type="string">
            <text:p text:style-name="Table_20_Contents">Triangeln har inga lika sidor (test för att se ifall talen avrundas till närmaste heltal</text:p>
          </table:table-cell>
        </table:table-row>
      </table:table>
      <text:p text:style-name="Text_20_body"/>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3">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2</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3</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4</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5</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6</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7</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8</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9</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0</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2</text:p>
          </table:table-cell>
          <table:table-cell table:style-name="Tabell3.A2" office:value-type="string">
            <text:p text:style-name="Table_20_Contents">Fail</text:p>
          </table:table-cell>
          <table:table-cell table:style-name="Tabell3.C2" office:value-type="string">
            <text:p text:style-name="Table_20_Contents">Utdata: Triangeln är liksidig. Applikationen ignorerar antagligen decimalerna.</text:p>
          </table:table-cell>
        </table:table-row>
        <table:table-row>
          <table:table-cell table:style-name="Tabell3.A2" office:value-type="string">
            <text:p text:style-name="P3">13</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4</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5</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6</text:p>
          </table:table-cell>
          <table:table-cell table:style-name="Tabell3.A2" office:value-type="string">
            <text:p text:style-name="Table_20_Contents">Fail</text:p>
          </table:table-cell>
          <table:table-cell table:style-name="Tabell3.C2" office:value-type="string">
            <text:p text:style-name="Table_20_Contents">Utdata: Triangeln är liksidig. Talen avrundas inte heller till närmaste heltal</text:p>
          </table:table-cell>
        </table:table-row>
      </table:table>
      <text:p text:style-name="Text_20_body"/>
      <text:p text:style-name="Text_20_body"/>
      <text:h text:style-name="Heading_20_2" text:outline-level="2"/>
      <text:h text:style-name="Heading_20_2" text:outline-level="2">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C2" office:value-type="string">
            <text:p text:style-name="P4">Alla sidor måste vara längre än 0,0</text:p>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C2" office:value-type="string">
            <text:p text:style-name="P4">Alla sidor måste vara längre än 0,0</text:p>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C2" office:value-type="string">
            <text:p text:style-name="P4">Alla sidor måste vara längre än 0,0</text:p>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ext:soft-page-break/>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C2" office:value-type="string">
            <text:p text:style-name="P4">Du får bara skriva in nummer</text:p>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C2" office:value-type="string">
            <text:p text:style-name="P4">Du får bara skriva in nummer</text:p>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C2" office:value-type="string">
            <text:p text:style-name="P4">Du får bara skriva in nummer</text:p>
          </table:table-cell>
        </table:table-row>
        <table:table-row table:style-name="Tabell2.7">
          <table:table-cell table:style-name="Tabell2.B2" office:value-type="string">
            <text:p text:style-name="P3">10</text:p>
          </table:table-cell>
          <table:table-cell table:style-name="Tabell2.B2" office:value-type="string">
            <text:p text:style-name="P3"/>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1</text:p>
          </table:table-cell>
          <table:table-cell table:style-name="Tabell2.B2" office:value-type="string">
            <text:p text:style-name="P3">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2</text:p>
          </table:table-cell>
          <table:table-cell table:style-name="Tabell2.B2" office:value-type="string">
            <text:p text:style-name="P3">1 <text:s/>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3</text:p>
          </table:table-cell>
          <table:table-cell table:style-name="Tabell2.B2" office:value-type="string">
            <text:p text:style-name="P3">1 <text:s/>2</text:p>
          </table:table-cell>
          <table:table-cell table:style-name="Tabell2.C2" office:value-type="string">
            <text:p text:style-name="P4">Du måste skriva in tre nummer (test för att se ifall resultatet alltid är ”Triangeln är liksidig” när ett argument för lite skickas med.</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3">1</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0.</text:p>
          </table:table-cell>
        </table:table-row>
        <table:table-row>
          <table:table-cell table:style-name="Tabell4.A2" office:value-type="string">
            <text:p text:style-name="P3">2</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3</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4</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negativt.</text:p>
          </table:table-cell>
        </table:table-row>
        <table:table-row table:style-name="Tabell4.4">
          <table:table-cell table:style-name="Tabell4.A2" office:value-type="string">
            <text:p text:style-name="P3">5</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4">
          <table:table-cell table:style-name="Tabell4.A2" office:value-type="string">
            <text:p text:style-name="P3">6</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8">
          <table:table-cell table:style-name="Tabell4.A2" office:value-type="string">
            <text:p text:style-name="P3">7</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8</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9</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10</text:p>
          </table:table-cell>
          <table:table-cell table:style-name="Tabell4.A2" office:value-type="string">
            <text:p text:style-name="Table_20_Contents">Fail</text:p>
          </table:table-cell>
          <table:table-cell table:style-name="Tabell4.C2" office:value-type="string">
            <text:p text:style-name="Table_20_Contents">Utdata: Triangeln är liksidig. Applikationen kontrollerar inte så användaren inte skickar in tomma värden.</text:p>
          </table:table-cell>
        </table:table-row>
        <table:table-row table:style-name="Tabell4.4">
          <table:table-cell table:style-name="Tabell4.A2" office:value-type="string">
            <text:p text:style-name="P3">11</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2</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3</text:p>
          </table:table-cell>
          <table:table-cell table:style-name="Tabell4.A2" office:value-type="string">
            <text:p text:style-name="Table_20_Contents">Fail</text:p>
          </table:table-cell>
          <table:table-cell table:style-name="Tabell4.C2" office:value-type="string">
            <text:p text:style-name="Table_20_Contents">Utdata: Triangeln är likbent. Det tredje talet är helt okänt.</text:p>
          </table:table-cell>
        </table:table-row>
      </table:table>
      <text:p text:style-name="Text_20_body"/>
      <text:p text:style-name="Text_20_body"/>
      <text:h text:style-name="Heading_20_2" text:outline-level="2">Resultat av testen</text:h>
      <text:p text:style-name="Text_20_body">Applikationen verkar endast kolla på heltalet när den tar emot sidorna på triangeln. Den ignorerar alltså decimalerna vilket gör att till exempel 1,1 och 1,2 tolkas som jämlika och användaren kan då få ett felaktigt resultat. </text:p>
      <text:p text:style-name="Text_20_body">Enda gången applikationen kastar ett undantag är när användaren skriver nåt som inte kan tolkas som ett nummer. Den godtar alltså att en triangel har en sida som är negativ eller 0. Det går också bra att inte skriva något alls.</text:p>
      <text:p text:style-name="Text_20_body">Applikationen tar inte heller hänsyn till Pythagoras sats. Med andra ord är det inte möjligt att skapa en triangel med flera av de sidlängder som anges i te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4T21:53:18.39</dc:date>
    <dc:creator>Henrik Gabrielsson</dc:creator>
    <meta:editing-duration>PT4H44M17S</meta:editing-duration>
    <meta:editing-cycles>170</meta:editing-cycles>
    <meta:generator>OpenOffice/4.0.1$Win32 OpenOffice.org_project/401m5$Build-9714</meta:generator>
    <meta:document-statistic meta:table-count="4" meta:image-count="0" meta:object-count="0" meta:page-count="3" meta:paragraph-count="204" meta:word-count="718" meta:character-count="3659"/>
  </office:meta>
</office:document-meta>
</file>